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4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TableRow52" style:family="table-row">
      <style:table-row-properties style:row-height="0.5534in"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TableRow59" style:family="table-row">
      <style:table-row-properties style:row-height="0.55in"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TableRow66" style:family="table-row">
      <style:table-row-properties style:row-height="0.5437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2" style:family="table-row">
      <style:table-row-properties style:row-height="0.5631in"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5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9" style:family="table-row">
      <style:table-row-properties style:row-height="0.5541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5493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P93" style:parent-style-name="TableContents" style:family="paragraph">
      <style:paragraph-properties fo:margin-left="0.4368in">
        <style:tab-stops/>
      </style:paragraph-properties>
    </style:style>
    <style:style style:name="TableRow94" style:family="table-row">
      <style:table-row-properties style:row-height="0.6208in" style:use-optimal-row-height="false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P9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7" style:parent-style-name="Standard" style:family="paragraph">
      <style:paragraph-properties fo:text-align="end" fo:margin-left="0.4368in">
        <style:tab-stops/>
      </style:paragraph-properties>
    </style:style>
    <style:style style:name="T9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margin-left="0.4368in">
        <style:tab-stops/>
      </style:paragraph-properties>
    </style:style>
    <style:style style:name="TableRow101" style:family="table-row">
      <style:table-row-properties style:row-height="0.5in" style:use-optimal-row-height="false"/>
    </style:style>
    <style:style style:name="TableCell102" style:family="table-cell">
      <style:table-cell-properties fo:border="none" style:writing-mode="lr-tb" fo:padding-top="0.0381in" fo:padding-left="0.0381in" fo:padding-bottom="0.0381in" fo:padding-right="0.0381in"/>
    </style:style>
    <style:style style:name="P103" style:parent-style-name="Standard" style:family="paragraph">
      <style:paragraph-properties fo:text-align="end" fo:margin-left="0.4368in">
        <style:tab-stops/>
      </style:paragraph-properties>
    </style:style>
    <style:style style:name="TableCell10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margin-left="0.4368in">
        <style:tab-stops/>
      </style:paragraph-properties>
    </style:style>
    <style:style style:name="P106" style:parent-style-name="Standard" style:family="paragraph">
      <style:text-properties style:font-name="Calibri" fo:color="#000000" fo:font-size="26pt" style:font-size-asian="26pt"/>
    </style:style>
    <style:style style:name="P107" style:parent-style-name="Standard" style:family="paragraph">
      <style:text-properties style:font-name="Calibri" fo:color="#000000" fo:font-size="26pt" style:font-size-asian="26pt"/>
    </style:style>
    <style:style style:name="T108" style:parent-style-name="Fuentedepárrafopredeter." style:family="text">
      <style:text-properties style:font-name="Arial" style:font-name-complex="Arial" fo:font-weight="bold" style:font-weight-asian="bold" style:font-weight-complex="bold" fo:color="#000000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Normal"><text:s text:c="10"/>Ing. Guadalupe Lizeth Parrales Romay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/>
            <text:p text:style-name="P44">Programación Orientada a Objetos</text:p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/>
            <text:p text:style-name="P51">04</text:p>
          </table:table-cell>
        </table:table-row>
        <table:table-row table:style-name="TableRow52">
          <table:table-cell table:style-name="TableCell53">
            <text:p text:style-name="P54"/>
            <text:p text:style-name="P55">No de<text:s/>Práctica(s):</text:p>
          </table:table-cell>
          <table:table-cell table:style-name="TableCell56">
            <text:p text:style-name="P57"/>
            <text:p text:style-name="P58">04</text:p>
          </table:table-cell>
        </table:table-row>
        <table:table-row table:style-name="TableRow59">
          <table:table-cell table:style-name="TableCell60">
            <text:p text:style-name="P61"/>
            <text:p text:style-name="P62">Integrante(s):</text:p>
          </table:table-cell>
          <table:table-cell table:style-name="TableCell63">
            <text:p text:style-name="P64"/>
            <text:p text:style-name="P65">Becerril Olivar Axel Daniel.</text:p>
          </table:table-cell>
        </table:table-row>
        <table:table-row table:style-name="TableRow66">
          <table:table-cell table:style-name="TableCell67">
            <text:p text:style-name="P68">No. de Equipo de cómputo empleado:</text:p>
          </table:table-cell>
          <table:table-cell table:style-name="TableCell69">
            <text:p text:style-name="P70"/>
            <text:p text:style-name="P71">317113888<text:s/>(Entrega en línea)</text:p>
          </table:table-cell>
        </table:table-row>
        <table:table-row table:style-name="TableRow72">
          <table:table-cell table:style-name="TableCell73">
            <text:p text:style-name="P74"/>
            <text:p text:style-name="P75">No. de Lista o Brigada:</text:p>
          </table:table-cell>
          <table:table-cell table:style-name="TableCell76">
            <text:p text:style-name="P77"/>
            <text:p text:style-name="P78">317113888<text:s/>(Entrega en línea)</text:p>
          </table:table-cell>
        </table:table-row>
        <table:table-row table:style-name="TableRow79">
          <table:table-cell table:style-name="TableCell80">
            <text:p text:style-name="P81"/>
            <text:p text:style-name="P82">Semestre:</text:p>
          </table:table-cell>
          <table:table-cell table:style-name="TableCell83">
            <text:p text:style-name="P84"/>
            <text:p text:style-name="P85">2021-2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Fecha de entrega:</text:span></text:p>
          </table:table-cell>
          <table:table-cell table:style-name="TableCell91">
            <text:p text:style-name="P92"/>
            <text:p text:style-name="P93">25/06/21</text:p>
          </table:table-cell>
        </table:table-row>
        <table:table-row table:style-name="TableRow94">
          <table:table-cell table:style-name="TableCell95">
            <text:p text:style-name="P96"/>
            <text:p text:style-name="P97"><text:span text:style-name="T98">Observaciones:</text:span></text:p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</table:table>
      <text:p text:style-name="Standard"/>
      <text:p text:style-name="Standard"/>
      <text:p text:style-name="P106"><text:tab/><text:tab/><text:tab/><text:tab/><text:tab/>CALIFICACIÓN: __________</text:p>
      <text:p text:style-name="P107"/>
      <text:p text:style-name="Standard"><text:span text:style-name="T108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AXEL DANIEL BECERRIL OLIVAR</dc:creator>
    <meta:creation-date>2021-03-05T18:42:00Z</meta:creation-date>
    <dc:date>2021-06-25T05:34:00Z</dc:date>
    <meta:template xlink:href="Normal" xlink:type="simple"/>
    <meta:editing-cycles>3</meta:editing-cycles>
    <meta:editing-duration>PT180S</meta:editing-duration>
    <meta:document-statistic meta:page-count="2" meta:paragraph-count="1" meta:word-count="85" meta:character-count="556" meta:row-count="3" meta:non-whitespace-character-count="472"/>
  </office:meta>
</office:document-meta>
</file>